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7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Światłość dnia,</text:span><text:span text:style-name="T1"><text:line-break/></text:span><text:span text:style-name="T1">wszedłeś w moje ciemności</text:span><text:span text:style-name="T1"><text:line-break/></text:span><text:span text:style-name="T1">Dałeś mi wzrok,</text:span><text:span text:style-name="T1"><text:line-break/></text:span><text:span text:style-name="T1">abym mógł widzieć</text:span><text:span text:style-name="T1"><text:line-break/></text:span><text:span text:style-name="T1">Twą twarz</text:span><text:span text:style-name="T1"><text:line-break/></text:span><text:span text:style-name="T1">i spojrzenie miłości,</text:span><text:span text:style-name="T1"><text:line-break/></text:span><text:span text:style-name="T1">w którym</text:span><text:span text:style-name="T1"><text:line-break/></text:span><text:span text:style-name="T1">roztapiasz mój stra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yś mój Bóg.</text:span><text:span text:style-name="T1"><text:line-break/></text:span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Zdumiewa mnie</text:span><text:span text:style-name="T1"><text:line-break/></text:span><text:span text:style-name="T1">cudowność Twoich dró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czasów Król,</text:span><text:span text:style-name="T1"><text:line-break/></text:span><text:span text:style-name="T1">Wywyższony na wieki</text:span><text:span text:style-name="T1"><text:line-break/></text:span><text:span text:style-name="T1">Jaśnieje w Niebie Twój Tron.</text:span><text:span text:style-name="T1"><text:line-break/></text:span><text:span text:style-name="T1">Zszedłeś na ziemię,</text:span><text:span text:style-name="T1"><text:line-break/></text:span><text:span text:style-name="T1">by stać się człowiekiem,</text:span><text:span text:style-name="T1"><text:line-break/></text:span><text:span text:style-name="T1">by rajem stał się mój do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yś mój Bóg.</text:span><text:span text:style-name="T1"><text:line-break/></text:span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Zdumiewa mnie</text:span><text:span text:style-name="T1"><text:line-break/></text:span><text:span text:style-name="T1">cudowność Twoich dró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I niczym nie odpłacę się,</text:span><text:span text:style-name="T1"><text:line-break/></text:span><text:span text:style-name="T1">Za miłość Twą</text:span><text:span text:style-name="T1"><text:line-break/></text:span><text:span text:style-name="T1">i za Twój Krzyż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yś mój Bóg.</text:span><text:span text:style-name="T1"><text:line-break/></text:span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Zdumiewa mnie</text:span><text:span text:style-name="T1"><text:line-break/></text:span><text:span text:style-name="T1">cudowność Twoich dró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9T18:32:14</meta:creation-date>
    <dc:creator>Rafał Talacha</dc:creator>
    <dc:date>2009-02-01T13:22:43</dc:date>
    <dc:language>en-US</dc:language>
    <meta:editing-cycles>5</meta:editing-cycles>
    <meta:editing-duration>PT10M4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